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1.64mm" svg:height="123.24mm" svg:x="23.68mm" svg:y="5.58mm">
            <loext:p draw:notify-on-update-of-ranges="Sheet1.A2:Sheet1.A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AA</text:p>
          </table:table-cell>
        </table:table-row>
        <table:table-row table:style-name="ro1">
          <table:table-cell table:style-name="ce1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</table:table-row>
        <table:table-row table:style-name="ro1">
          <table:table-cell table:style-name="ce1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6.3" calcext:value-type="float">
            <text:p>76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.232" calcext:value-type="float">
            <text:p>102,232</text:p>
          </table:table-cell>
        </table:table-row>
        <table:table-row table:style-name="ro1">
          <table:table-cell office:value-type="float" office:value="13.12" calcext:value-type="float">
            <text:p>13,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5:54:19.605000000</meta:creation-date>
    <dc:date>2017-02-12T15:55:10.886000000</dc:date>
    <meta:editing-duration>PT51S</meta:editing-duration>
    <meta:editing-cycles>1</meta:editing-cycles>
    <meta:document-statistic meta:table-count="1" meta:cell-count="19" meta:object-count="1"/>
    <meta:generator>LibreOfficeDev/5.4.0.0.alpha0$Windows_x86 LibreOffice_project/fedf4e5db7d9f755fa356e986ec0f0b8bf3bef5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 chart:pie-offset="82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fill-color="#ff420e"/>
    </style:style>
    <style:style style:name="ch21" style:family="chart">
      <style:chart-properties chart:solid-type="cuboid"/>
      <style:graphic-properties draw:fill-color="#7e0021"/>
    </style:style>
    <style:style style:name="ch22" style:family="chart">
      <style:chart-properties chart:solid-type="cuboid" chart:pie-offset="49"/>
      <style:graphic-properties draw:fill-color="#83caff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165cm" svg:height="12.325cm" xlink:href=".." xlink:type="simple" chart:class="chart:circle" chart:style-name="ch1">
        <chart:legend chart:legend-position="end" svg:x="21.04cm" svg:y="2.107cm" style:legend-expansion="high" chart:style-name="ch2"/>
        <chart:plot-area chart:style-name="ch3" table:cell-range-address="Sheet1.A2:Sheet1.A19" svg:x="6.414cm" svg:y="0.5cm" svg:width="8.208cm" svg:height="11.578cm">
          <chartooo:coordinate-region svg:x="4.603cm" svg:y="3.87cm" svg:width="11.831cm" svg:height="8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20"/>
            <chart:data-point chart:style-name="ch10"/>
            <chart:data-point chart:style-name="ch11"/>
            <chart:data-point chart:style-name="ch21"/>
            <chart:data-point chart:style-name="ch2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Sheet1.A2:Sheet1.A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232">
                <text:p>102.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12">
                <text:p>13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